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0d62d5" officeooo:paragraph-rsid="000d62d5" style:font-size-asian="11pt" style:font-size-complex="11pt"/>
    </style:style>
    <style:style style:name="P2" style:family="paragraph" style:parent-style-name="Standard">
      <style:text-properties fo:font-size="11pt" officeooo:rsid="000f4379" officeooo:paragraph-rsid="000f4379" style:font-size-asian="11pt" style:font-size-complex="11pt"/>
    </style:style>
    <style:style style:name="P3" style:family="paragraph" style:parent-style-name="Standard">
      <style:text-properties fo:font-size="11pt" officeooo:paragraph-rsid="000f4379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fo:font-size="11pt" fo:font-weight="bold" officeooo:paragraph-rsid="000d62d5" style:font-size-asian="11pt" style:font-weight-asian="bold" style:font-size-complex="11pt" style:font-weight-complex="bold"/>
    </style:style>
    <style:style style:name="T1" style:family="text">
      <style:text-properties officeooo:rsid="000d62d5"/>
    </style:style>
    <style:style style:name="T2" style:family="text">
      <style:text-properties officeooo:rsid="000f4379"/>
    </style:style>
    <style:style style:name="T3" style:family="text">
      <style:text-properties officeooo:rsid="00111e55"/>
    </style:style>
    <style:style style:name="T4" style:family="text">
      <style:text-properties officeooo:rsid="001283ae"/>
    </style:style>
    <style:style style:name="T5" style:family="text">
      <style:text-properties fo:language="pt" fo:country="BR" officeooo:rsid="00141075"/>
    </style:style>
    <style:style style:name="T6" style:family="text">
      <style:text-properties fo:language="pt" fo:country="BR" officeooo:rsid="00149d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valiação Final – NLP</text:p>
      <text:p text:style-name="P4"><text:span text:style-name="T1">Objetivo: elaborar, </text:span><text:span text:style-name="T6">desenvolver, </text:span><text:span text:style-name="T1">avaliar e </text:span><text:span text:style-name="T4">entregar</text:span><text:span text:style-name="T1"> um produto de dados baseado em </text:span><text:span text:style-name="T5">IA e </text:span><text:span text:style-name="T1">NLP.</text:span></text:p>
      <text:p text:style-name="P1"/>
      <text:p text:style-name="P1">Parte 1: definir produto e buscar base de dados</text:p>
      <text:p text:style-name="P1">1) Defina um produto de IA/NLP baseado em dados (não pode ser um chatbot).</text:p>
      <text:p text:style-name="P1"><text:tab/>a) Qual é o problema que esse produto resolve?</text:p>
      <text:p text:style-name="P1"><text:tab/>b) Qual é o público a que o produto atende?</text:p>
      <text:p text:style-name="P1"><text:tab/>c) Como esse produto se relaciona a machine learning?</text:p>
      <text:p text:style-name="P1"/>
      <text:p text:style-name="P1">2) Escolha uma base de dados (maior que a memória do seu computador – se precisar, faça webscrapping ou use APIs!)</text:p>
      <text:p text:style-name="P1"><text:tab/>a) Baixe a base de dados</text:p>
      <text:p text:style-name="P1"><text:tab/>b) Organize os dados de forma que possam ser lidos em minibatches pela API do Keras</text:p>
      <text:p text:style-name="P1"><text:tab/>c) Defina qual (ou quais) métrica(s) poderiam ser usadas na sua base de dados para avaliar se IA e NLP são soluções viáveis para a realização do seu produto?</text:p>
      <text:p text:style-name="P1"/>
      <text:p text:style-name="P1"/>
      <text:p text:style-name="P1">Parte 2: experimentar estratégias de machine learning</text:p>
      <text:p text:style-name="P1">1) Escolha algumas estratégias de machine learning para testar, incluindo, no mínimo:</text:p>
      <text:p text:style-name="P1"><text:tab/>a) Uma abordagem tradicional “baseline” (por exemplo, as disponíveis no sklearn)</text:p>
      <text:p text:style-name="P1"><text:tab/>b) Uma abordagem com Deep Learning treinada integralmente in-house</text:p>
      <text:p text:style-name="P1"><text:tab/>c) Uma abordagem com Deep Learning que usa redes pré-treinadas para alimentar uma rede neural treinada in-house</text:p>
      <text:p text:style-name="P1"><text:tab/>d) Uma abordagem com Deep Learning que usa integralmente uma rede pré-treinada, com o mínimo de pós-processamento (não precisa ser a mesma rede do ítem (c) )</text:p>
      <text:p text:style-name="P1"/>
      <text:p text:style-name="P1">2) Compare o desempenho de cada uma das estratégias escolhidas. Para isso:</text:p>
      <text:p text:style-name="P1"><text:tab/>a) Treine cada uma das redes in-house várias vezes, e encontre um intervalo de confiança de 95% para o desempenho.</text:p>
      <text:p text:style-name="P1"><text:tab/>b) <text:span text:style-name="T2">Compare o desempenho das quatro abordagens que você testou. Reporte o desempenho em um gráfico de barras com intervalos de confiança.</text:span></text:p>
      <text:p text:style-name="P1"><text:tab/><text:span text:style-name="T3">c) Encontre casos típicos de erro para cada um dos sistemas treinados.</text:span></text:p>
      <text:p text:style-name="P1"><text:tab/><text:span text:style-name="T3">d</text:span><text:span text:style-name="T2">) Salve os modelos treinados</text:span></text:p>
      <text:p text:style-name="P1"/>
      <text:p text:style-name="P2">Parte 3: Avalie o custo computacional de inferência dos sistemas</text:p>
      <text:p text:style-name="P2"><text:tab/>a) Avalie o tempo que cada um dos sistemas demora para responder a uma chamada de inferência (predict).</text:p>
      <text:p text:style-name="P2"><text:tab/>b) Compare o tamanho dos modelos e a memória RAM usada por cada um deles ao ser carregado para a memória.</text:p>
      <text:p text:style-name="P2"><text:tab/>c) Levando em consideração as possibilidades de usar VMs gratuitas na Oracle, ou pagas na AWS, decida qual dos modelos é mais adequado para a sua aplicação.</text:p>
      <text:p text:style-name="P2"/>
      <text:p text:style-name="P3"><text:span text:style-name="T2">Parte 4: Faça o deploy do sistema para uma API e uma demo</text:span></text:p>
      <text:p text:style-name="P2"><text:tab/>a) Suba um pequeno servidor usando FastAPI, Django ou a tecnologia a sua escolha. Através de uma API REST, o usuário deve ser capaz de enviar dados ao sistema e receber uma resposta.</text:p>
      <text:p text:style-name="P2"><text:tab/>b) Faça uma página HTML/Javascript que permita acessar facilmente uma demonstração da API através da web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4-26T19:49:46.683000000</meta:creation-date>
    <dc:date>2023-04-27T08:42:14.456000000</dc:date>
    <meta:editing-duration>PT12H29M15S</meta:editing-duration>
    <meta:editing-cycles>5</meta:editing-cycles>
    <meta:generator>LibreOffice/6.4.0.3$Windows_X86_64 LibreOffice_project/b0a288ab3d2d4774cb44b62f04d5d28733ac6df8</meta:generator>
    <meta:document-statistic meta:table-count="0" meta:image-count="0" meta:object-count="0" meta:page-count="1" meta:paragraph-count="29" meta:word-count="432" meta:character-count="2520" meta:non-whitespace-character-count="2096"/>
  </office:meta>
</office:document-meta>
</file>